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3333" draw:textarea-vertical-align="middle"/>
    </style:style>
    <style:style style:name="gr2" style:family="graphic" style:parent-style-name="standard">
      <style:graphic-properties draw:fill-color="#66ff00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66ff00" draw:textarea-vertical-align="middle"/>
    </style:style>
    <style:style style:name="gr5" style:family="graphic" style:parent-style-name="standard">
      <style:graphic-properties draw:fill-color="#ff3333" draw:textarea-vertical-align="middle"/>
    </style:style>
    <style:style style:name="gr6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2.703cm" svg:height="2.524cm" svg:x="5.84cm" svg:y="10.11cm">
            <text:p/>
          </draw:ellipse>
          <draw:ellipse draw:style-name="gr2" draw:text-style-name="P1" draw:layer="layout" svg:width="2.703cm" svg:height="2.524cm" svg:x="9.14cm" svg:y="7.186cm">
            <text:p/>
          </draw:ellipse>
          <draw:ellipse draw:style-name="gr2" draw:text-style-name="P1" draw:layer="layout" svg:width="2.703cm" svg:height="2.524cm" svg:x="9.237cm" svg:y="12.986cm">
            <text:p/>
          </draw:ellipse>
          <draw:ellipse draw:style-name="gr1" draw:text-style-name="P1" draw:layer="layout" svg:width="2.703cm" svg:height="2.524cm" svg:x="12.437cm" svg:y="10.11cm">
            <text:p/>
          </draw:ellipse>
          <draw:line draw:style-name="gr3" draw:text-style-name="P1" draw:layer="layout" svg:x1="8.04cm" svg:y1="10.41cm" svg:x2="9.44cm" svg:y2="9.21cm">
            <text:p/>
          </draw:line>
          <draw:line draw:style-name="gr3" draw:text-style-name="P1" draw:layer="layout" svg:x1="11.64cm" svg:y1="13.51cm" svg:x2="13.04cm" svg:y2="12.31cm">
            <text:p/>
          </draw:line>
          <draw:line draw:style-name="gr3" draw:text-style-name="P1" draw:layer="layout" svg:x1="11.54cm" svg:y1="9.21cm" svg:x2="13.04cm" svg:y2="10.41cm">
            <text:p/>
          </draw:line>
          <draw:line draw:style-name="gr3" draw:text-style-name="P1" draw:layer="layout" svg:x1="8.14cm" svg:y1="12.21cm" svg:x2="9.64cm" svg:y2="13.41cm">
            <text:p/>
          </draw:line>
          <draw:ellipse draw:style-name="gr1" draw:text-style-name="P1" draw:layer="layout" svg:width="2.703cm" svg:height="2.524cm" svg:x="5.84cm" svg:y="10.11cm">
            <text:p/>
          </draw:ellipse>
          <draw:ellipse draw:style-name="gr4" draw:text-style-name="P1" draw:layer="layout" svg:width="2.703cm" svg:height="2.524cm" svg:x="9.14cm" svg:y="7.186cm">
            <text:p text:style-name="P1">d</text:p>
          </draw:ellipse>
          <draw:ellipse draw:style-name="gr4" draw:text-style-name="P1" draw:layer="layout" svg:width="2.703cm" svg:height="2.524cm" svg:x="9.237cm" svg:y="12.986cm">
            <text:p text:style-name="P1">g</text:p>
          </draw:ellipse>
          <draw:ellipse draw:style-name="gr5" draw:text-style-name="P1" draw:layer="layout" svg:width="2.703cm" svg:height="2.524cm" svg:x="12.437cm" svg:y="10.11cm">
            <text:p text:style-name="P1">f</text:p>
          </draw:ellipse>
          <draw:line draw:style-name="gr6" draw:text-style-name="P1" draw:layer="layout" svg:x1="8.04cm" svg:y1="10.41cm" svg:x2="9.44cm" svg:y2="9.21cm">
            <text:p/>
          </draw:line>
          <draw:line draw:style-name="gr6" draw:text-style-name="P1" draw:layer="layout" svg:x1="11.64cm" svg:y1="13.51cm" svg:x2="13.04cm" svg:y2="12.31cm">
            <text:p/>
          </draw:line>
          <draw:line draw:style-name="gr6" draw:text-style-name="P1" draw:layer="layout" svg:x1="11.54cm" svg:y1="9.21cm" svg:x2="13.04cm" svg:y2="10.41cm">
            <text:p/>
          </draw:line>
          <draw:line draw:style-name="gr6" draw:text-style-name="P1" draw:layer="layout" svg:x1="8.14cm" svg:y1="12.21cm" svg:x2="9.64cm" svg:y2="13.41cm">
            <text:p/>
          </draw:line>
          <draw:ellipse draw:style-name="gr5" draw:text-style-name="P1" draw:layer="layout" svg:width="2.703cm" svg:height="2.524cm" svg:x="5.84cm" svg:y="10.11cm">
            <text:p text:style-name="P1">e</text:p>
          </draw:ellipse>
          <draw:ellipse draw:style-name="gr5" draw:text-style-name="P1" draw:layer="layout" svg:width="2.703cm" svg:height="2.524cm" svg:x="9.137cm" svg:y="3.386cm">
            <text:p text:style-name="P1">a</text:p>
          </draw:ellipse>
          <draw:ellipse draw:style-name="gr5" draw:text-style-name="P1" draw:layer="layout" svg:width="2.703cm" svg:height="2.524cm" svg:x="9.24cm" svg:y="16.986cm">
            <text:p text:style-name="P1">h</text:p>
          </draw:ellipse>
          <draw:ellipse draw:style-name="gr4" draw:text-style-name="P1" draw:layer="layout" svg:width="2.703cm" svg:height="2.524cm" svg:x="16.737cm" svg:y="10.11cm">
            <text:p text:style-name="P1">c</text:p>
          </draw:ellipse>
          <draw:ellipse draw:style-name="gr4" draw:text-style-name="P1" draw:layer="layout" svg:width="2.703cm" svg:height="2.524cm" svg:x="1.537cm" svg:y="10.086cm">
            <text:p text:style-name="P1">b</text:p>
          </draw:ellipse>
          <draw:line draw:style-name="gr6" draw:text-style-name="P1" draw:layer="layout" svg:x1="3.84cm" svg:y1="10.41cm" svg:x2="9.44cm" svg:y2="5.51cm">
            <text:p/>
          </draw:line>
          <draw:line draw:style-name="gr6" draw:text-style-name="P1" draw:layer="layout" svg:x1="11.64cm" svg:y1="17.31cm" svg:x2="17.24cm" svg:y2="12.41cm">
            <text:p/>
          </draw:line>
          <draw:line draw:style-name="gr6" draw:text-style-name="P1" draw:layer="layout" svg:x1="11.64cm" svg:y1="5.41cm" svg:x2="17.34cm" svg:y2="10.41cm">
            <text:p/>
          </draw:line>
          <draw:line draw:style-name="gr6" draw:text-style-name="P1" draw:layer="layout" svg:x1="3.94cm" svg:y1="12.21cm" svg:x2="9.64cm" svg:y2="17.31cm">
            <text:p/>
          </draw:line>
          <draw:line draw:style-name="gr7" draw:text-style-name="P1" draw:layer="layout" svg:x1="10.54cm" svg:y1="6.01cm" svg:x2="10.54cm" svg:y2="7.11cm">
            <text:p/>
          </draw:line>
          <draw:line draw:style-name="gr7" draw:text-style-name="P1" draw:layer="layout" svg:x1="10.64cm" svg:y1="15.61cm" svg:x2="10.64cm" svg:y2="17.01cm">
            <text:p/>
          </draw:line>
          <draw:line draw:style-name="gr7" draw:text-style-name="P1" draw:layer="layout" svg:x1="4.237cm" svg:y1="11.41cm" svg:x2="5.837cm" svg:y2="11.41cm">
            <text:p/>
          </draw:line>
          <draw:line draw:style-name="gr6" draw:text-style-name="P1" draw:layer="layout" svg:x1="15.137cm" svg:y1="11.41cm" svg:x2="16.737cm" svg:y2="11.4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1cm" fo:margin-bottom="0.31cm" fo:margin-left="0.34cm" fo:margin-right="0.34cm" fo:page-width="21cm" fo:page-height="2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17T12:49:44.24</meta:creation-date>
    <dc:date>2014-10-17T16:10:59.93</dc:date>
    <meta:editing-duration>PT15M48S</meta:editing-duration>
    <meta:editing-cycles>4</meta:editing-cycles>
    <meta:generator>OpenOffice/4.1.1$Win32 OpenOffice.org_project/411m6$Build-9775</meta:generator>
    <meta:document-statistic meta:object-count="30"/>
  </office:meta>
</office:document-meta>
</file>